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degrees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table:formula="of:=([.B5]-(-90))*300/142 + 109.3" office:value-type="float" office:value="299.440845070423" calcext:value-type="float">
            <text:p>299.44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table:style-name="ce1" table:formula="of:=([.B6]-(-90))*300/142 + 109.3" office:value-type="float" office:value="109.3" calcext:value-type="float">
            <text:p>109.3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1" table:formula="of:=([.B7]-(-90))*300/142 + 109.3" office:value-type="float" office:value="489.581690140845" calcext:value-type="float">
            <text:p>489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3:29:39.970000000</meta:creation-date>
    <dc:date>2021-09-08T14:44:18.765000000</dc:date>
    <meta:editing-duration>PT1H4M28S</meta:editing-duration>
    <meta:editing-cycles>1</meta:editing-cycles>
    <meta:document-statistic meta:table-count="1" meta:cell-count="8" meta:object-count="0"/>
    <meta:generator>LibreOffice/7.1.4.2$Windows_X86_64 LibreOffice_project/a529a4fab45b75fefc5b6226684193eb000654f6</meta:generator>
  </office:meta>
</office:document-meta>
</file>